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Arial, Lucid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paragraph-properties fo:text-align="center" style:justify-single-word="false"/>
    </style:style>
    <style:style style:name="T1" style:family="text">
      <style:text-properties fo:language="en" fo:country="US"/>
    </style:style>
    <style:style style:name="T2" style:family="text">
      <style:text-properties fo:language="el" fo:country="GR"/>
    </style:style>
    <style:style style:name="T3" style:family="text">
      <style:text-properties fo:font-variant="normal" fo:text-transform="none" fo:color="#666666" style:font-name="Open Sans" fo:font-size="12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broid</text:p>
      <text:p text:style-name="Standard"/>
      <text:p text:style-name="P1">Στηριχτήκαμε σε ένα πραγματικό τοπικό πρόβλημα που αναγνωρίστηκε από την ομάδα.</text:p>
      <text:p text:style-name="P1">Θα κατασκευάσουμε ένα βοηθό βιβλιοθηκονόμου για την βιβλιοθήκη του Δήμου Θεσσαλονίκης που θα εξυπηρετεί τους υπαλλήλους του χώρου αλλά και τα παιδιά με ειδικές ανάγκες (καταρχήν με μειωμένη όραση ενώ σε δεύτερο βαθμό αν μας επιτρέψει η πορεία του έργου και άλλων αναπηριών) που έρχονται στην παιδική βιβλιοθήκη.</text:p>
      <text:p text:style-name="P1">Ειδικότερα θα χρησιμοποιήσουμε 2 <text:span text:style-name="T1">edison </text:span>για την <text:span text:style-name="T1">barcode </text:span>αναγνώριση, μηχανική προώθηση του ρομποτ και ανύψωση αντικειμένων σε ορισμένες θέσεις των βιβλιοθηκών.</text:p>
      <text:p text:style-name="Standard"><text:span text:style-name="T1">2 X </text:span><text:span text:style-name="T3">EdCreate Edison robot creator’s kit is a 5-in-1 expansion pack</text:span> <text:span text:style-name="T2">για την δημιουργία της μηχανικής κατασκευής του </text:span><text:span text:style-name="T1">Libroid. </text:span><text:span text:style-name="T2">Τέλος θα χρειαστούμε ένα </text:span><text:span text:style-name="T1">raspberry pi </text:span><text:span text:style-name="T2">3 και </text:span><text:span text:style-name="T1">headphones </text:span><text:span text:style-name="T2">για την φωνητική υποστήριξη ατόμων με μειωμένη όραση αλλά και <text:s/></text:span><text:span text:style-name="T1">ir transmitter reciever </text:span><text:span text:style-name="T2">για επικονωνία με τα </text:span><text:span text:style-name="T1">edison. </text:span></text:p>
      <text:p text:style-name="P1"><text:span text:style-name="T1"/></text:p>
      <text:p text:style-name="P1">Η επιλογή των <text:span text:style-name="T1">edison </text:span>έγινε για την ομαλή εισαγωγή των μαθητών στην κατασκευή μηχανικών μερών καθώς είναι συνιθισμένοι σε αντίστοιχες κλειστού τύπου πλατφόρμες του εμπορίου και θέλουμε να τους δείξουμε μία αντίστοιχη ανοικτή πρόταση. Στην συνέχεια μέσα από τον προγραμματισμού τους με <text:span text:style-name="T1">scratch </text:span>θα περάσουμε τις έννοιες του αλγορίθμου ενώ η δυνατότητα προγραμματισμού του και με <text:span text:style-name="T1">python </text:span>θα μας βοηθήσει να περάσουμε στο <text:span text:style-name="T1">raspberry pi.</text:span></text:p>
      <text:p text:style-name="P1"><text:span text:style-name="T1"/></text:p>
      <text:p text:style-name="P1"><text:span text:style-name="T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Arial, Lucid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ne  two</meta:initial-creator>
    <meta:creation-date>2018-12-15T13:47:15.38</meta:creation-date>
    <meta:document-statistic meta:table-count="0" meta:image-count="0" meta:object-count="0" meta:page-count="1" meta:paragraph-count="6" meta:word-count="193" meta:character-count="1279"/>
    <dc:date>2018-12-15T15:58:30.82</dc:date>
    <dc:creator>one  two</dc:creator>
    <meta:editing-duration>PT9M54S</meta:editing-duration>
    <meta:editing-cycles>1</meta:editing-cycles>
    <meta:generator>OpenOffice/4.1.5$Win32 OpenOffice.org_project/415m1$Build-9789</meta:generator>
  </office:meta>
</office:document-meta>
</file>